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808080" draw:marker-start="" draw:marker-start-width="0.37cm" draw:marker-start-center="false" draw:marker-end="" draw:marker-end-width="0.37cm" draw:marker-end-center="false" draw:fill="none" draw:fill-color="#cfe7f5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.011cm" svg:stroke-color="#000000" draw:marker-start="" draw:marker-start-width="0.37cm" draw:marker-start-center="false" draw:marker-end="" draw:marker-end-width="0.37cm" draw:marker-end-center="false" draw:fill="none" draw:fill-color="#ffffff" draw:textarea-horizontal-align="justify" fo:min-height="0.426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dash" draw:stroke-dash="Dashed_20__28_var_29__20_392" svg:stroke-width="0.011cm" svg:stroke-color="#000000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1cm" svg:stroke-color="#000000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size="10pt" fo:font-style="italic" fo:text-shadow="none" style:text-underline-style="none" fo:font-weight="normal" style:letter-kerning="true" style:font-name-asian="Droid Sans" style:font-size-asian="10pt" style:font-style-asian="italic" style:font-weight-asian="normal" style:font-name-complex="Lohit Hindi" style:font-size-complex="10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Nimbus Roman No9 L" fo:font-size="10pt" fo:font-style="italic" fo:text-shadow="none" style:text-underline-style="none" fo:font-weight="normal" style:letter-kerning="true" style:font-name-asian="Droid Sans" style:font-size-asian="10pt" style:font-style-asian="italic" style:font-weight-asian="normal" style:font-name-complex="Lohit Hindi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874cm" svg:height="0.768cm" svg:x="9.731cm" svg:y="14.513cm">
            <text:p/>
          </draw:rect>
          <draw:frame draw:style-name="gr2" draw:text-style-name="P3" draw:layer="layout" svg:width="0.426cm" svg:height="0.676cm" svg:x="9.315cm" svg:y="14.255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473cm" svg:height="0.676cm" svg:x="11.504cm" svg:y="14.27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364cm" svg:height="0.676cm" svg:x="9.32cm" svg:y="14.98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0.63cm" svg:height="0.676cm" svg:x="11.426cm" svg:y="14.952cm">
            <draw:text-box>
              <text:p text:style-name="P2"><text:span text:style-name="T1">C</text:span></text:p>
            </draw:text-box>
          </draw:frame>
          <draw:line draw:style-name="gr3" draw:text-style-name="P4" draw:layer="layout" svg:x1="9.731cm" svg:y1="15.28cm" svg:x2="11.603cm" svg:y2="14.513cm">
            <text:p/>
          </draw:line>
          <draw:line draw:style-name="gr3" draw:text-style-name="P4" draw:layer="layout" svg:x1="9.731cm" svg:y1="14.513cm" svg:x2="11.603cm" svg:y2="15.28cm">
            <text:p/>
          </draw:line>
          <draw:g>
            <draw:line draw:style-name="gr4" draw:text-style-name="P4" draw:layer="layout" svg:x1="11.252cm" svg:y1="15.058cm" svg:x2="11.182cm" svg:y2="15.177cm">
              <text:p/>
            </draw:line>
            <draw:line draw:style-name="gr4" draw:text-style-name="P4" draw:layer="layout" svg:x1="11.317cm" svg:y1="15.112cm" svg:x2="11.149cm" svg:y2="15.116cm">
              <text:p/>
            </draw:line>
            <draw:line draw:style-name="gr4" draw:text-style-name="P4" draw:layer="layout" svg:x1="11.252cm" svg:y1="15.058cm" svg:x2="11.182cm" svg:y2="15.177cm">
              <text:p/>
            </draw:line>
            <draw:line draw:style-name="gr4" draw:text-style-name="P4" draw:layer="layout" svg:x1="11.317cm" svg:y1="15.116cm" svg:x2="11.149cm" svg:y2="15.12cm">
              <text:p/>
            </draw:line>
          </draw:g>
          <draw:g>
            <draw:line draw:style-name="gr4" draw:text-style-name="P4" draw:layer="layout" svg:x1="11.249cm" svg:y1="14.608cm" svg:x2="11.179cm" svg:y2="14.727cm">
              <text:p/>
            </draw:line>
            <draw:line draw:style-name="gr4" draw:text-style-name="P4" draw:layer="layout" svg:x1="11.31cm" svg:y1="14.662cm" svg:x2="11.142cm" svg:y2="14.666cm">
              <text:p/>
            </draw:line>
            <draw:line draw:style-name="gr4" draw:text-style-name="P4" draw:layer="layout" svg:x1="11.249cm" svg:y1="14.608cm" svg:x2="11.179cm" svg:y2="14.727cm">
              <text:p/>
            </draw:line>
            <draw:line draw:style-name="gr4" draw:text-style-name="P4" draw:layer="layout" svg:x1="11.31cm" svg:y1="14.667cm" svg:x2="11.142cm" svg:y2="14.671cm">
              <text:p/>
            </draw:line>
          </draw:g>
          <draw:g>
            <draw:line draw:style-name="gr4" draw:text-style-name="P4" draw:layer="layout" svg:x1="10.181cm" svg:y1="15.052cm" svg:x2="10.111cm" svg:y2="15.171cm">
              <text:p/>
            </draw:line>
            <draw:line draw:style-name="gr4" draw:text-style-name="P4" draw:layer="layout" svg:x1="10.243cm" svg:y1="15.107cm" svg:x2="10.075cm" svg:y2="15.111cm">
              <text:p/>
            </draw:line>
            <draw:line draw:style-name="gr4" draw:text-style-name="P4" draw:layer="layout" svg:x1="10.181cm" svg:y1="15.052cm" svg:x2="10.111cm" svg:y2="15.171cm">
              <text:p/>
            </draw:line>
            <draw:line draw:style-name="gr4" draw:text-style-name="P4" draw:layer="layout" svg:x1="10.241cm" svg:y1="15.111cm" svg:x2="10.073cm" svg:y2="15.115cm">
              <text:p/>
            </draw:line>
          </draw:g>
          <draw:g>
            <draw:line draw:style-name="gr4" draw:text-style-name="P4" draw:layer="layout" svg:x1="10.159cm" svg:y1="14.613cm" svg:x2="10.089cm" svg:y2="14.732cm">
              <text:p/>
            </draw:line>
            <draw:line draw:style-name="gr4" draw:text-style-name="P4" draw:layer="layout" svg:x1="10.227cm" svg:y1="14.667cm" svg:x2="10.059cm" svg:y2="14.671cm">
              <text:p/>
            </draw:line>
            <draw:line draw:style-name="gr4" draw:text-style-name="P4" draw:layer="layout" svg:x1="10.159cm" svg:y1="14.613cm" svg:x2="10.089cm" svg:y2="14.732cm">
              <text:p/>
            </draw:line>
            <draw:line draw:style-name="gr4" draw:text-style-name="P4" draw:layer="layout" svg:x1="10.221cm" svg:y1="14.672cm" svg:x2="10.053cm" svg:y2="14.67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2" draw:display-name="Dashed (var) 392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3:15:55.823829505</meta:creation-date>
    <dc:date>2018-03-09T13:16:30.429831356</dc:date>
    <meta:editing-duration>PT34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